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fo:font-size="16pt" style:font-size-asian="16pt" style:text-underline-type="single" style:text-underline-style="solid" style:text-underline-width="auto" style:text-underline-mode="continuous"/>
    </style:style>
    <style:style style:name="P2" style:parent-style-name="Normal" style:family="paragraph">
      <style:text-properties fo:font-size="14pt" style:font-size-asian="14pt"/>
    </style:style>
    <style:style style:name="P3" style:parent-style-name="Normal" style:family="paragraph">
      <style:text-properties fo:font-size="14pt" style:font-size-asian="14pt"/>
    </style:style>
    <style:style style:name="P4" style:parent-style-name="Normal" style:family="paragraph">
      <style:text-properties fo:font-size="14pt" style:font-size-asian="14pt"/>
    </style:style>
    <style:style style:name="P5" style:parent-style-name="Normal" style:family="paragraph">
      <style:text-properties fo:font-size="14pt" style:font-size-asian="14pt"/>
    </style:style>
    <style:style style:name="T6" style:parent-style-name="DefaultParagraphFont" style:family="text">
      <style:text-properties fo:font-size="14pt" style:font-size-asian="14pt"/>
    </style:style>
    <style:style style:name="T7" style:parent-style-name="DefaultParagraphFont" style:family="text">
      <style:text-properties fo:font-size="14pt" style:font-size-asian="14pt"/>
    </style:style>
  </office:automatic-styles>
  <office:body>
    <office:text text:use-soft-page-breaks="true">
      <text:p text:style-name="P1">DEVELOPMENT OF LEADERSHIP SKILLS</text:p>
      <text:p text:style-name="P2">My workshop proved to help with leadership skills very well as I used them and demonstrated them throughout. I am now more confident in my leadership<text:s/>and am more likely to work in groups or with groups.</text:p>
      <text:p text:style-name="P3">The presentation helped my public speaking. I did not know the boys who I was speaking to, and so are a small part of the public. I had not seen any of these pupils before meaning I knew none of them personally and knew of none of their skills and preferences that they might have. This helped me because I was speaking to new people and so required the confidence to talk. The presentation helped me with this by forcing me into answering questions, which would give me better social skills.</text:p>
      <text:p text:style-name="P4">I deliberately made the presentation more interactive. Originally my presentation was almost completely just read off the board, very simple, quite short, and most people would find it boring. From there I developed<text:s/>a new more<text:s/>engaging presentation which included asking the students questions and talking to them openly.<text:s/>I thought about how<text:s/>to improve my speaking skills<text:s/>by<text:s/>gaining sentence structure and clarity.<text:s/>I<text:s/>often<text:s/>struggle with wording my sentences correctly, this workshop developed my explanatory skills. It also made me focus on how best to expand<text:s/>upon my points, so I can explain things better.</text:p>
      <text:p text:style-name="P5">The activity I got the boys to do was also just as helpful to my leadership skills. The activity itself was difficult for some but easier for others, as expected. This meant I had to help many of the students out. By explaining ways to do something, I can progress in my team leading skills. This is because I am leading them on to do something. I also help more than one person at once, making this more of a teamwork exercise as well.</text:p>
      <text:p text:style-name="Normal"><text:span text:style-name="T6">Overall, this workshop developed and gave me a good range of leadership skills. From this project, I can now speak to many people whom I do not know; I can teach people who are new to me, and I<text:s/></text:span><text:span text:style-name="T7">do not know anything about; I am able to find and use the skills of people to advance in projects; I should be able to lead a team and work with a team to reach a specific goal by using everyone in the team as well as myself.</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om Tomlin</meta:initial-creator>
    <dc:creator>Tom Tomlin</dc:creator>
    <meta:creation-date>2017-06-17T08:17:00Z</meta:creation-date>
    <dc:date>2017-06-28T16:09:00Z</dc:date>
    <meta:template xlink:href="Normal" xlink:type="simple"/>
    <meta:editing-cycles>4</meta:editing-cycles>
    <meta:editing-duration>PT1440S</meta:editing-duration>
    <meta:document-statistic meta:page-count="1" meta:paragraph-count="4" meta:word-count="327" meta:character-count="2190" meta:row-count="15" meta:non-whitespace-character-count="1867"/>
  </office:meta>
</office:document-meta>
</file>